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0.85cm" fo:min-width="10.7cm"/>
    </style:style>
    <style:style style:name="gr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0.15cm" fo:min-width="20.6cm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5cm" fo:min-width="10.7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85cm" fo:min-width="10.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1.75cm" fo:min-width="3.8cm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75cm" fo:min-width="3.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draw:stroke="dash" draw:stroke-dash="Fine_20_Dashed" svg:stroke-color="#000000" draw:fill="none" draw:fill-color="#ffffff" fo:min-height="1.321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1.75cm"/>
    </style:style>
    <style:style style:name="gr10" style:family="graphic" style:parent-style-name="standard">
      <style:graphic-properties draw:stroke="dash" draw:stroke-dash="Fine_20_Dashed" svg:stroke-color="#000000" draw:fill="none" draw:fill-color="#ffffff" fo:min-height="1.35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5cm" fo:min-width="7.1cm"/>
    </style:style>
    <style:style style:name="gr1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05cm" fo:min-width="8.8cm"/>
    </style:style>
    <style:style style:name="gr13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14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6.1cm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1.85cm" fo:min-width="3.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6.95cm" fo:min-width="2.8cm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1.85cm" fo:min-width="3.2cm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685cm" fo:min-width="2.6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cm" fo:min-width="1.182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cm" fo:min-width="1.343cm"/>
    </style:style>
    <style:style style:name="gr22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85cm" fo:min-width="12.2cm"/>
    </style:style>
    <style:style style:name="gr23" style:family="graphic" style:parent-style-name="standard">
      <style:graphic-properties draw:fill-color="#611729" draw:textarea-horizontal-align="justify" draw:textarea-vertical-align="middle" draw:auto-grow-height="false" fo:min-height="1.85cm" fo:min-width="3.2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1.85cm" fo:min-width="3.2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1.763cm" fo:min-width="0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1.07cm" fo:min-width="2.301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988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85cm" fo:min-width="3.6cm"/>
    </style:style>
    <style:style style:name="gr29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2.55cm" fo:min-width="15.1cm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.45cm" fo:min-width="1.7cm"/>
    </style:style>
    <style:style style:name="gr31" style:family="graphic" style:parent-style-name="standard">
      <style:graphic-properties draw:stroke="dash" draw:stroke-dash="Fine_20_Dashed" svg:stroke-color="#000000" draw:fill="none" draw:fill-color="#ffffff" fo:min-height="6.85cm"/>
    </style:style>
    <style:style style:name="gr32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032cm" fo:min-width="0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0.85cm" fo:min-width="5cm"/>
    </style:style>
    <style:style style:name="gr35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8.65cm" fo:min-width="15.2cm"/>
    </style:style>
    <style:style style:name="gr36" style:family="graphic" style:parent-style-name="standard">
      <style:graphic-properties draw:fill-color="#ff860d" draw:textarea-horizontal-align="justify" draw:textarea-vertical-align="middle" draw:auto-grow-height="false" fo:min-height="0.95cm" fo:min-width="4.9cm"/>
    </style:style>
    <style:style style:name="gr37" style:family="graphic" style:parent-style-name="standard">
      <style:graphic-properties draw:fill-color="#00a933" draw:textarea-horizontal-align="justify" draw:textarea-vertical-align="middle" draw:auto-grow-height="false" fo:min-height="0.95cm" fo:min-width="7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85cm" fo:min-width="4.9cm"/>
    </style:style>
    <style:style style:name="gr39" style:family="graphic" style:parent-style-name="standard">
      <style:graphic-properties draw:fill-color="#808080" draw:textarea-horizontal-align="justify" draw:textarea-vertical-align="middle" draw:auto-grow-height="false" fo:min-height="0.85cm" fo:min-width="4.2cm"/>
    </style:style>
    <style:style style:name="gr40" style:family="graphic" style:parent-style-name="standard">
      <style:graphic-properties draw:fill-color="#808080" draw:textarea-horizontal-align="justify" draw:textarea-vertical-align="middle" draw:auto-grow-height="false" fo:min-height="0.85cm" fo:min-width="2.4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7.35cm" fo:min-width="15.2cm"/>
    </style:style>
    <style:style style:name="gr44" style:family="graphic" style:parent-style-name="standard">
      <style:graphic-properties draw:fill-color="#808080" draw:textarea-horizontal-align="justify" draw:textarea-vertical-align="middle" draw:auto-grow-height="false" fo:min-height="0.85cm" fo:min-width="2.3cm"/>
    </style:style>
    <style:style style:name="gr45" style:family="graphic" style:parent-style-name="standard">
      <style:graphic-properties draw:fill-color="#808080" draw:textarea-horizontal-align="justify" draw:textarea-vertical-align="middle" draw:auto-grow-height="false" fo:min-height="0.85cm" fo:min-width="3.4cm"/>
    </style:style>
    <style:style style:name="gr46" style:family="graphic" style:parent-style-name="standard">
      <style:graphic-properties draw:stroke="solid" draw:stroke-dash="Fine_20_Dashed" draw:fill="none" draw:textarea-horizontal-align="justify" draw:textarea-vertical-align="middle" draw:auto-grow-height="false" fo:min-height="15.25cm" fo:min-width="15.2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860d"/>
      <style:paragraph-properties fo:text-align="center"/>
      <style:text-properties style:font-size-asian="18pt"/>
    </style:style>
    <style:style style:name="P11" style:family="paragraph">
      <loext:graphic-properties draw:fill-color="#000000"/>
      <style:paragraph-properties fo:text-align="center"/>
      <style:text-properties style:font-size-asian="18pt"/>
    </style:style>
    <style:style style:name="P12" style:family="paragraph">
      <loext:graphic-properties draw:fill-color="#808080"/>
      <style:paragraph-properties fo:text-align="center"/>
      <style:text-properties style:font-size-asian="18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611729"/>
      <style:paragraph-properties fo:text-align="center"/>
      <style:text-properties style:font-size-asian="18pt"/>
    </style:style>
    <style:style style:name="P16" style:family="paragraph">
      <loext:graphic-properties draw:fill-color="#00a933"/>
      <style:paragraph-properties fo:text-align="center"/>
      <style:text-properties style:font-size-asian="18pt"/>
    </style:style>
    <style:style style:name="P17" style:family="paragraph">
      <loext:graphic-properties draw:fill-color="#000000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11.2cm" svg:height="1.1cm" svg:x="13.9cm" svg:y="3.2cm">
          <text:p text:style-name="P1"><text:span text:style-name="T1">大</text:span><text:span text:style-name="T1">数</text:span><text:span text:style-name="T1">据</text:span><text:span text:style-name="T1">开</text:span><text:span text:style-name="T1">发</text:span><text:span text:style-name="T1">平</text:span><text:span text:style-name="T1">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1cm" svg:height="10.4cm" svg:x="4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1cm" svg:x="13.9cm" svg:y="4.9cm">
          <text:p text:style-name="P1"><text:span text:style-name="T1">作业调度系统</text:span><text:span text:style-name="T1">（</text:span><text:span text:style-name="T1">azkaba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3.9cm" svg:y="6.8cm">
          <text:p text:style-name="P1"><text:span text:style-name="T1">上层大数据组件</text:span><text:span text:style-name="T1">（</text:span><text:span text:style-name="T1">hive</text:span><text:span text:style-name="T1">、</text:span><text:span text:style-name="T1">spark</text:span><text:span text:style-name="T1">、</text:span><text:span text:style-name="T1">pig</text:span><text:span text:style-name="T1">、</text:span><text:span text:style-name="T1">impala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cm" svg:height="2cm" svg:x="13.9cm" svg:y="8.7cm">
          <text:p text:style-name="P1"><text:span text:style-name="T1">分布式文件系统</text:span></text:p>
          <text:p text:style-name="P1"><text:span text:style-name="T1">（</text:span><text:span text:style-name="T1">HDF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20.8cm" svg:y="8.7cm">
          <text:p text:style-name="P1"><text:span text:style-name="T1">资源调度系统</text:span></text:p>
          <text:p text:style-name="P1"><text:span text:style-name="T1">（</text:span><text:span text:style-name="T1">YARN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3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6.8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9.6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2.7cm" svg:y="11.5cm">
          <text:p text:style-name="P1"><text:span text:style-name="T1">物理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7.8cm" svg:height="1.571cm" svg:x="4.7cm" svg:y="3.7cm">
          <draw:text-box>
            <text:p text:style-name="P8"><text:span text:style-name="T1">作业调度系统和用户比较接近，需要提供友好的访问和使用</text:span></text:p>
          </draw:text-box>
        </draw:frame>
        <draw:frame draw:style-name="gr9" draw:text-style-name="P9" draw:layer="layout" svg:width="7.8cm" svg:height="2cm" svg:x="4.7cm" svg:y="6.4cm">
          <draw:text-box>
            <text:p text:style-name="P8"><text:span text:style-name="T1">作业调度系统需要能够支持各类大数据组件</text:span></text:p>
          </draw:text-box>
        </draw:frame>
        <draw:frame draw:style-name="gr10" draw:text-style-name="P9" draw:layer="layout" svg:width="8cm" svg:height="1.6cm" svg:x="4.6cm" svg:y="9.4cm">
          <draw:text-box>
            <text:p text:style-name="P8"><text:span text:style-name="T1">作业调度系统对资源隔离有一定的要求</text:span></text:p>
          </draw:text-box>
        </draw:frame>
      </draw:page>
      <draw:page draw:name="page2" draw:style-name="dp1" draw:master-page-name="默认">
        <draw:custom-shape draw:style-name="gr11" draw:text-style-name="P2" draw:layer="layout" svg:width="7.6cm" svg:height="1.1cm" svg:x="11.3cm" svg:y="4.1cm">
          <text:p text:style-name="P1"><text:span text:style-name="T1">没有任务调度系统时的开发流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9.3cm" svg:height="12.3cm" svg:x="10.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4.2cm" svg:height="1cm" svg:x="13cm" svg:y="5.6cm">
          <draw:text-box>
            <text:p text:style-name="P1"><text:span text:style-name="T1">编写程序</text:span><text:span text:style-name="T1">/</text:span><text:span text:style-name="T1">脚本</text:span></text:p>
          </draw:text-box>
        </draw:frame>
        <draw:frame draw:style-name="gr13" draw:text-style-name="P9" draw:layer="layout" svg:width="4.2cm" svg:height="1cm" svg:x="13cm" svg:y="7cm">
          <draw:text-box>
            <text:p text:style-name="P1"><text:span text:style-name="T1">配置环境</text:span></text:p>
          </draw:text-box>
        </draw:frame>
        <draw:frame draw:style-name="gr13" draw:text-style-name="P9" draw:layer="layout" svg:width="4.2cm" svg:height="1cm" svg:x="13cm" svg:y="8.4cm">
          <draw:text-box>
            <text:p text:style-name="P1"><text:span text:style-name="T1">设置</text:span><text:span text:style-name="T1">crontab</text:span></text:p>
          </draw:text-box>
        </draw:frame>
        <draw:frame draw:style-name="gr13" draw:text-style-name="P9" draw:layer="layout" svg:width="4.2cm" svg:height="1cm" svg:x="13cm" svg:y="9.8cm">
          <draw:text-box>
            <text:p text:style-name="P1"><text:span text:style-name="T1">设置报警监控</text:span></text:p>
          </draw:text-box>
        </draw:frame>
        <draw:frame draw:style-name="gr13" draw:text-style-name="P9" draw:layer="layout" svg:width="4.2cm" svg:height="1cm" svg:x="13cm" svg:y="11.2cm">
          <draw:text-box>
            <text:p text:style-name="P1"><text:span text:style-name="T1">设置依赖关系</text:span></text:p>
          </draw:text-box>
        </draw:frame>
        <draw:frame draw:style-name="gr13" draw:text-style-name="P9" draw:layer="layout" svg:width="4.2cm" svg:height="1cm" svg:x="13cm" svg:y="12.6cm">
          <draw:text-box>
            <text:p text:style-name="P1"><text:span text:style-name="T1">控制权限</text:span></text:p>
          </draw:text-box>
        </draw:frame>
        <draw:frame draw:style-name="gr13" draw:text-style-name="P9" draw:layer="layout" svg:width="4.2cm" svg:height="1cm" svg:x="13cm" svg:y="14cm">
          <draw:text-box>
            <text:p text:style-name="P1"><text:span text:style-name="T1">…</text:span><text:span text:style-name="T1">...</text:span></text:p>
          </draw:text-box>
        </draw:frame>
      </draw:page>
      <draw:page draw:name="page3" draw:style-name="dp1" draw:master-page-name="默认">
        <draw:custom-shape draw:style-name="gr14" draw:text-style-name="P3" draw:layer="layout" svg:width="16.6cm" svg:height="9.1cm" svg:x="6.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7cm" svg:height="2.1cm" svg:x="12.7cm" svg:y="6.5cm">
          <text:p text:style-name="P1"><text:span text:style-name="T1">Manag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3cm" svg:height="7.2cm" svg:x="7cm" svg:y="6.5cm">
          <text:p text:style-name="P1"><text:span text:style-name="T1">Stor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3.7cm" svg:height="2.1cm" svg:x="18.7cm" svg:y="6.5cm">
          <text:p text:style-name="P1"><text:span text:style-name="T1">Meta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6cm" svg:height="2.9cm" svg:x="12.9cm" svg:y="11.4cm">
          <text:p text:style-name="P1"><text:span text:style-name="T1">Execute Mode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9" draw:text-style-name="P13" draw:layer="layout" svg:width="2.1cm" svg:height="0.4cm" svg:x="10.4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2.1cm" svg:height="0.4cm" svg:x="16.452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4" draw:layer="layout" svg:width="0.5cm" svg:height="2.3cm" svg:x="14.5cm" svg:y="8.7cm">
          <text:p text:style-name="P1"><text:span text:style-name="T1">Task Dispatc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3" draw:layer="layout" svg:width="2.299cm" svg:height="0.4cm" svg:x="10.401cm" svg:y="12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默认">
        <draw:custom-shape draw:style-name="gr22" draw:text-style-name="P3" draw:layer="layout" svg:width="12.7cm" svg:height="9.1cm" svg:x="10.2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3.7cm" svg:height="2.1cm" svg:x="12.7cm" svg:y="6.5cm">
          <text:p text:style-name="P1"><text:span text:style-name="T1">Azkaban </text:span></text:p>
          <text:p text:style-name="P1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3.7cm" svg:height="2.1cm" svg:x="18.7cm" svg:y="6.5cm">
          <text:p text:style-name="P1"><text:span text:style-name="T1">Azkaban</text:span></text:p>
          <text:p text:style-name="P1"><text:span text:style-name="T1">Executor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0.5cm" svg:height="2.3cm" draw:transform="rotate (0.416086493675448) translate (15.396cm 9.13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7" draw:layer="layout" svg:width="2.8cm" svg:height="2.5cm" svg:x="16.126cm" svg:y="11.4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" draw:layer="layout" svg:width="1.7cm" svg:height="0.5cm" svg:x="10.7cm" svg:y="7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1.7cm" svg:height="0.5cm" svg:x="16.701cm" svg:y="7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0.5cm" svg:height="2.3cm" draw:transform="rotate (-0.519409985393512) translate (19.46cm 9.03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默认">
        <draw:custom-shape draw:style-name="gr28" draw:text-style-name="P2" draw:layer="layout" svg:width="4.1cm" svg:height="1.1cm" svg:x="18.4cm" svg:y="4.5cm">
          <text:p text:style-name="P1"><text:span text:style-name="T1">Projec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5.6cm" svg:height="12.8cm" svg:x="7.5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1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1.2cm" svg:height="1.1cm" svg:x="11.3cm" svg:y="9.8cm">
          <text:p text:style-name="P1"><text:span text:style-name="T1">Executable Flow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1.3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cm" svg:height="2cm" svg:x="18.2cm" svg:y="12.1cm">
          <text:p text:style-name="P1"><text:span text:style-name="T1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1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4.2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17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cm" svg:height="0.9cm" svg:x="20.1cm" svg:y="15.1cm">
          <text:p text:style-name="P1"><text:span text:style-name="T1">Job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4.1cm" svg:height="1.1cm" svg:x="11.3cm" svg:y="4.5cm">
          <text:p text:style-name="P1"><text:span text:style-name="T1">Trigger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14.5cm" svg:height="7.1cm" svg:x="8.2cm" svg:y="4.3cm">
          <draw:text-box>
            <text:p text:style-name="P8"><text:span text:style-name="T1">WebServer</text:span></text:p>
          </draw:text-box>
        </draw:frame>
        <draw:custom-shape draw:style-name="gr30" draw:text-style-name="P14" draw:layer="layout" svg:width="2.2cm" svg:height="1.7cm" svg:x="14.3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17.2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2.2cm" svg:height="1.7cm" svg:x="20.1cm" svg:y="6.8cm">
          <text:p text:style-name="P1"><text:span text:style-name="T1">Trigger</text:span></text:p>
          <text:p text:style-name="P1"><text:span text:style-name="T1">Scan</text:span></text:p>
          <text:p text:style-name="P1"><text:span text:style-name="T1">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5cm" svg:height="1.1cm" svg:x="13.1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5cm" svg:height="1.1cm" svg:x="20.1cm" svg:y="5.6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7cm" svg:height="1.1cm" svg:x="16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layout" svg:width="0.6cm" svg:height="1.6cm" svg:x="16.5cm" svg:y="11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12.601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6cm" svg:height="1.6cm" svg:x="21.102cm" svg:y="13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默认">
        <draw:custom-shape draw:style-name="gr34" draw:text-style-name="P2" xml:id="id1" draw:id="id1" draw:layer="layout" svg:width="5.5cm" svg:height="1.1cm" svg:x="15.9cm" svg:y="5.7cm">
          <text:p text:style-name="P1"><text:span text:style-name="T1">Azkaban-web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5.7cm" svg:height="8.9cm" svg:x="7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2" draw:id="id2" draw:layer="layout" svg:width="5.4cm" svg:height="1.2cm" svg:x="8.8cm" svg:y="8.5cm">
          <text:p text:style-name="P1"><text:span text:style-name="T1">azkaban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xml:id="id6" draw:id="id6" draw:layer="layout" svg:width="7.5cm" svg:height="1.2cm" svg:x="14.9cm" svg:y="8.5cm">
          <text:p text:style-name="P1"><text:span text:style-name="T1">az-flow-trigger-dependenc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7" draw:id="id7" draw:layer="layout" svg:width="5.4cm" svg:height="1.1cm" svg:x="8.8cm" svg:y="5.7cm">
          <text:p text:style-name="P1"><text:span text:style-name="T1">azkaban-exec-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3" draw:id="id3" draw:layer="layout" svg:width="4.7cm" svg:height="1.1cm" svg:x="8.8cm" svg:y="11.7cm">
          <text:p text:style-name="P1"><text:span text:style-name="T1">azkaban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4" draw:id="id4" draw:layer="layout" svg:width="2.9cm" svg:height="1.1cm" svg:x="14.5cm" svg:y="11.7cm">
          <text:p text:style-name="P1"><text:span text:style-name="T1">az-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5" draw:id="id5" draw:layer="layout" svg:width="2.9cm" svg:height="1.1cm" svg:x="18.5cm" svg:y="11.7cm">
          <text:p text:style-name="P1"><text:span text:style-name="T1">az-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3" draw:layer="layout" svg:x1="16.047cm" svg:y1="6.963cm" svg:x2="15.942cm" svg:y2="6.989cm">
          <text:p/>
        </draw:line>
        <draw:connector draw:style-name="gr42" draw:text-style-name="P3" draw:layer="layout" draw:type="curve" svg:x1="15.9cm" svg:y1="6.25cm" svg:x2="11.5cm" svg:y2="8.5cm" draw:start-shape="id1" draw:start-glue-point="3" draw:end-shape="id2" draw:end-glue-point="0" svg:d="M15900 6250c-2934 0-4400 750-4400 2250" svg:viewBox="0 0 4401 2251">
          <text:p/>
        </draw:connector>
        <draw:connector draw:style-name="gr42" draw:text-style-name="P3" draw:layer="layout" draw:type="curve" svg:x1="11.5cm" svg:y1="9.7cm" svg:x2="11.15cm" svg:y2="11.7cm" draw:start-shape="id2" draw:start-glue-point="2" draw:end-shape="id3" draw:end-glue-point="0" svg:d="M11500 9700c0 1500-350 500-350 2000" svg:viewBox="0 0 351 2001">
          <text:p/>
        </draw:connector>
        <draw:connector draw:style-name="gr42" draw:text-style-name="P3" draw:layer="layout" draw:type="curve" svg:x1="11.5cm" svg:y1="9.7cm" svg:x2="15.95cm" svg:y2="11.7cm" draw:start-shape="id2" draw:start-glue-point="2" draw:end-shape="id4" draw:end-glue-point="0" svg:d="M11500 9700c0 1500 4450 500 4450 2000" svg:viewBox="0 0 4451 2001">
          <text:p/>
        </draw:connector>
        <draw:connector draw:style-name="gr42" draw:text-style-name="P3" draw:layer="layout" draw:type="curve" svg:x1="11.5cm" svg:y1="9.7cm" svg:x2="19.95cm" svg:y2="11.7cm" draw:start-shape="id2" draw:start-glue-point="2" draw:end-shape="id5" draw:end-glue-point="0" svg:d="M11500 9700c0 1500 8450 500 8450 2000" svg:viewBox="0 0 8451 2001">
          <text:p/>
        </draw:connector>
        <draw:connector draw:style-name="gr42" draw:text-style-name="P3" draw:layer="layout" draw:type="curve" svg:x1="18.65cm" svg:y1="6.8cm" svg:x2="18.65cm" svg:y2="8.5cm" draw:start-shape="id1" draw:start-glue-point="2" draw:end-shape="id6" draw:end-glue-point="0" svg:d="M18650 6800v1700" svg:viewBox="0 0 1 1701">
          <text:p/>
        </draw:connector>
        <draw:connector draw:style-name="gr42" draw:text-style-name="P3" draw:layer="layout" draw:type="curve" svg:x1="11.5cm" svg:y1="6.8cm" svg:x2="11.5cm" svg:y2="8.5cm" draw:start-shape="id7" draw:start-glue-point="2" draw:end-shape="id2" draw:end-glue-point="0" svg:d="M11500 6800v1700" svg:viewBox="0 0 1 1701">
          <text:p/>
        </draw:connector>
      </draw:page>
      <draw:page draw:name="page7" draw:style-name="dp1" draw:master-page-name="默认">
        <draw:custom-shape draw:style-name="gr43" draw:text-style-name="P3" draw:layer="layout" svg:width="15.7cm" svg:height="7.6cm" svg:x="7.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8" draw:id="id8" draw:layer="layout" svg:width="5.4cm" svg:height="1.2cm" svg:x="12.7cm" svg:y="6.9cm">
          <text:p text:style-name="P1"><text:span text:style-name="T1">job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xml:id="id9" draw:id="id9" draw:layer="layout" svg:width="2.8cm" svg:height="1.1cm" svg:x="8.8cm" svg:y="11.7cm">
          <text:p text:style-name="P1"><text:span text:style-name="T1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10" draw:id="id10" draw:layer="layout" svg:width="2.9cm" svg:height="1.1cm" svg:x="12.2cm" svg:y="11.7cm"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11" draw:id="id11" draw:layer="layout" svg:width="3.9cm" svg:height="1.1cm" svg:x="15.6cm" svg:y="11.7cm">
          <text:p text:style-name="P1"><text:span text:style-name="T1">manager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8.1cm" svg:x2="10.2cm" svg:y2="11.7cm" draw:start-shape="id8" draw:start-glue-point="2" draw:end-shape="id9" draw:end-glue-point="0" svg:d="M15400 8100c0 2700-5200 900-5200 3600" svg:viewBox="0 0 5201 3601">
          <text:p/>
        </draw:connector>
        <draw:connector draw:style-name="gr42" draw:text-style-name="P3" draw:layer="layout" draw:type="curve" svg:x1="15.4cm" svg:y1="8.1cm" svg:x2="13.65cm" svg:y2="11.7cm" draw:start-shape="id8" draw:start-glue-point="2" draw:end-shape="id10" draw:end-glue-point="0" svg:d="M15400 8100c0 2700-1750 900-1750 3600" svg:viewBox="0 0 1751 3601">
          <text:p/>
        </draw:connector>
        <draw:connector draw:style-name="gr42" draw:text-style-name="P3" draw:layer="layout" draw:type="curve" svg:x1="15.4cm" svg:y1="8.1cm" svg:x2="17.55cm" svg:y2="11.7cm" draw:start-shape="id8" draw:start-glue-point="2" draw:end-shape="id11" draw:end-glue-point="0" svg:d="M15400 8100c0 2700 2150 900 2150 3600" svg:viewBox="0 0 2151 3601">
          <text:p/>
        </draw:connector>
        <draw:custom-shape draw:style-name="gr40" draw:text-style-name="P6" xml:id="id12" draw:id="id12" draw:layer="layout" svg:width="2.9cm" svg:height="1.1cm" svg:x="19.9cm" svg:y="11.7cm">
          <text:p text:style-name="P1"><text:span text:style-name="T1">manager-y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8.1cm" svg:x2="21.35cm" svg:y2="11.7cm" draw:start-shape="id8" draw:start-glue-point="2" draw:end-shape="id12" draw:end-glue-point="0" svg:d="M15400 8100c0 2700 5950 900 5950 3600" svg:viewBox="0 0 5951 3601">
          <text:p/>
        </draw:connector>
      </draw:page>
      <draw:page draw:name="page8" draw:style-name="dp1" draw:master-page-name="默认">
        <draw:custom-shape draw:style-name="gr46" draw:text-style-name="P3" draw:layer="layout" svg:width="15.7cm" svg:height="15.5cm" svg:x="7.8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xml:id="id13" draw:id="id13" draw:layer="layout" svg:width="5.4cm" svg:height="1.2cm" svg:x="12.7cm" svg:y="3.5cm">
          <text:p text:style-name="P1"><text:span text:style-name="T1">job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xml:id="id14" draw:id="id14" draw:layer="layout" svg:width="2.8cm" svg:height="1.1cm" svg:x="8.8cm" svg:y="8.3cm">
          <text:p text:style-name="P1"><text:span text:style-name="T1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15" draw:id="id15" draw:layer="layout" svg:width="2.9cm" svg:height="1.1cm" svg:x="12.2cm" svg:y="8.3cm">
          <text:p text:style-name="P1"><text:span text:style-name="T1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xml:id="id16" draw:id="id16" draw:layer="layout" svg:width="3.9cm" svg:height="1.1cm" svg:x="15.6cm" svg:y="8.3cm">
          <text:p text:style-name="P1"><text:span text:style-name="T1">manager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4.7cm" svg:x2="10.2cm" svg:y2="8.3cm" draw:start-shape="id13" draw:start-glue-point="2" draw:end-shape="id14" draw:end-glue-point="0" svg:d="M15400 4700c0 2700-5200 900-5200 3600" svg:viewBox="0 0 5201 3601">
          <text:p/>
        </draw:connector>
        <draw:connector draw:style-name="gr42" draw:text-style-name="P3" draw:layer="layout" draw:type="curve" svg:x1="15.4cm" svg:y1="4.7cm" svg:x2="13.65cm" svg:y2="8.3cm" draw:start-shape="id13" draw:start-glue-point="2" draw:end-shape="id15" draw:end-glue-point="0" svg:d="M15400 4700c0 2700-1750 900-1750 3600" svg:viewBox="0 0 1751 3601">
          <text:p/>
        </draw:connector>
        <draw:connector draw:style-name="gr42" draw:text-style-name="P3" draw:layer="layout" draw:type="curve" svg:x1="15.4cm" svg:y1="4.7cm" svg:x2="17.55cm" svg:y2="8.3cm" draw:start-shape="id13" draw:start-glue-point="2" draw:end-shape="id16" draw:end-glue-point="0" svg:d="M15400 4700c0 2700 2150 900 2150 3600" svg:viewBox="0 0 2151 3601">
          <text:p/>
        </draw:connector>
        <draw:custom-shape draw:style-name="gr40" draw:text-style-name="P6" xml:id="id17" draw:id="id17" draw:layer="layout" svg:width="2.9cm" svg:height="1.1cm" svg:x="19.9cm" svg:y="8.3cm">
          <text:p text:style-name="P1"><text:span text:style-name="T1">manager-y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3" draw:layer="layout" draw:type="curve" svg:x1="15.4cm" svg:y1="4.7cm" svg:x2="21.35cm" svg:y2="8.3cm" draw:start-shape="id13" draw:start-glue-point="2" draw:end-shape="id17" draw:end-glue-point="0" svg:d="M15400 4700c0 2700 5950 900 5950 3600" svg:viewBox="0 0 5951 3601">
          <text:p/>
        </draw:connector>
        <draw:connector draw:style-name="gr42" draw:text-style-name="P3" draw:layer="layout" draw:type="curve" draw:line-skew="2.149cm" svg:x1="21.35cm" svg:y1="9.4cm" svg:x2="13.65cm" svg:y2="9.4cm" draw:start-shape="id17" draw:start-glue-point="2" draw:end-shape="id15" draw:end-glue-point="2" svg:d="M21350 9400c0 3975-7700 3975-7700 0" svg:viewBox="0 0 7701 2982">
          <text:p/>
        </draw:connector>
        <draw:connector draw:style-name="gr42" draw:text-style-name="P3" draw:layer="layout" draw:type="curve" draw:line-skew="0.849cm" svg:x1="21.35cm" svg:y1="9.4cm" svg:x2="17.55cm" svg:y2="9.4cm" draw:start-shape="id17" draw:start-glue-point="2" draw:end-shape="id16" draw:end-glue-point="2" svg:d="M21350 9400c0 2025-3800 2025-3800 0" svg:viewBox="0 0 3801 1520">
          <text:p/>
        </draw:connector>
        <draw:connector draw:style-name="gr42" draw:text-style-name="P3" draw:layer="layout" draw:type="curve" draw:line-skew="0.849cm" svg:x1="13.65cm" svg:y1="9.4cm" svg:x2="17.55cm" svg:y2="9.4cm" draw:start-shape="id15" draw:start-glue-point="2" draw:end-shape="id16" svg:d="M13650 9400c0 2025 3900 2025 3900 0" svg:viewBox="0 0 3901 15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7:21:22.536000000</meta:creation-date>
    <dc:date>2019-02-17T09:50:04.562891640</dc:date>
    <meta:editing-duration>PT12H18M25S</meta:editing-duration>
    <meta:editing-cycles>135</meta:editing-cycles>
    <meta:generator>LibreOffice/6.1.4.2$Linux_X86_64 LibreOffice_project/10$Build-2</meta:generator>
    <meta:document-statistic meta:object-count="98"/>
  </office:meta>
</office:document-meta>
</file>